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68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App_20_-_20_Data_20_Map">
      <style:table-properties table:display="true" style:writing-mode="lr-tb"/>
    </style:style>
    <style:style style:name="ta2" style:family="table" style:master-page-name="PageStyle_5f_Physical_20_App_20_-_20_Data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8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- Data Map" table:style-name="ta1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Logical Application Components Map to Data Entitie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office:annotation draw:style-name="gr1" draw:text-style-name="P1" svg:width="3.842cm" svg:height="2.046cm" svg:x="8.241cm" svg:y="0.862cm" draw:caption-point-x="1.79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2" office:value-type="string">
            <office:annotation draw:style-name="gr1" draw:text-style-name="P1" svg:width="2.904cm" svg:height="2.046cm" svg:x="15.401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2" office:value-type="string">
            <office:annotation draw:style-name="gr1" draw:text-style-name="P1" svg:width="2.904cm" svg:height="2.046cm" svg:x="20.422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2" office:value-type="string">
            <office:annotation draw:style-name="gr1" draw:text-style-name="P1" svg:width="2.904cm" svg:height="2.046cm" svg:x="25.44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2" office:value-type="string">
            <office:annotation draw:style-name="gr1" draw:text-style-name="P1" svg:width="2.904cm" svg:height="2.046cm" svg:x="30.46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2" office:value-type="string">
            <office:annotation draw:style-name="gr1" draw:text-style-name="P1" svg:width="2.904cm" svg:height="2.046cm" svg:x="35.484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2" draw:text-style-name="P1" svg:width="2.904cm" svg:height="1.966cm" svg:x="5.723cm" svg:y="1.651cm" draw:caption-point-x="-0.713cm" draw:caption-point-y="0.309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<text:span text:style-name="T1"> </text:span><text:span text:style-name="T2">Data Entity 2</text:span>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3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App - Data Map" table:style-name="ta2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Application Components Map to Data Entitie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office:annotation draw:style-name="gr1" draw:text-style-name="P1" svg:width="3.842cm" svg:height="2.046cm" svg:x="8.241cm" svg:y="0.862cm" draw:caption-point-x="1.79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2" office:value-type="string">
            <office:annotation draw:style-name="gr1" draw:text-style-name="P1" svg:width="2.904cm" svg:height="2.046cm" svg:x="15.401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2" office:value-type="string">
            <office:annotation draw:style-name="gr1" draw:text-style-name="P1" svg:width="2.904cm" svg:height="2.046cm" svg:x="20.422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2" office:value-type="string">
            <office:annotation draw:style-name="gr1" draw:text-style-name="P1" svg:width="2.904cm" svg:height="2.046cm" svg:x="25.44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2" office:value-type="string">
            <office:annotation draw:style-name="gr1" draw:text-style-name="P1" svg:width="2.904cm" svg:height="2.046cm" svg:x="30.463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2" office:value-type="string">
            <office:annotation draw:style-name="gr1" draw:text-style-name="P1" svg:width="2.904cm" svg:height="2.046cm" svg:x="35.484cm" svg:y="0.862cm" draw:caption-point-x="-0.35cm" draw:caption-point-y="0.41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2" draw:text-style-name="P1" svg:width="2.904cm" svg:height="1.966cm" svg:x="5.36cm" svg:y="1.628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<text:span text:style-name="T1"> <text:s/></text:span><text:span text:style-name="T2">Data Entity 1</text:span>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<text:span text:style-name="T1"> </text:span><text:span text:style-name="T2">Data Entity 5</text:span>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3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-_20_Data_20_Map" style:display-name="PageStyle_Logical App - Data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-_20_Data_20_Map" style:display-name="PageStyle_Physical App - Data Ma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26" meta:object-count="0"/>
    <meta:generator>OpenOffice.org/3.2$Unix OpenOffice.org_project/320m12$Build-9483</meta:generator>
  </office:meta>
</office:document-meta>
</file>